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1cb" officeooo:paragraph-rsid="000ef1cb"/>
    </style:style>
    <style:style style:name="P2" style:family="paragraph" style:parent-style-name="Standard">
      <style:text-properties style:font-name="Courier 10 Pitch" fo:font-size="10pt" officeooo:rsid="000ef1cb" officeooo:paragraph-rsid="000ef1cb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ry Griffin</text:p>
      <text:p text:style-name="P1">Final Project</text:p>
      <text:p text:style-name="P1">COMP.5230 Computer Vision I</text:p>
      <text:p text:style-name="P1">Spring 2018</text:p>
      <text:p text:style-name="P1">May 3, 2018</text:p>
      <text:p text:style-name="P1"/>
      <text:p text:style-name="P1">The github repository for this project can be found at <text:a xlink:type="simple" xlink:href="https://github.com/TerryGriffin/COMP.5230Project.git" text:style-name="Internet_20_link" text:visited-style-name="Visited_20_Internet_20_Link">https://github.com/TerryGriffin/COMP.5230Project.git</text:a></text:p>
      <text:p text:style-name="P1"/>
      <text:p text:style-name="P1">The directory structure is as follows:</text:p>
      <text:p text:style-name="P1"/>
      <text:p text:style-name="P2">root</text:p>
      <text:p text:style-name="P2"><text:s text:c="2"/>|</text:p>
      <text:p text:style-name="P2"><text:s text:c="2"/>+ doc – The project documents, including the final report and the survey paper.</text:p>
      <text:p text:style-name="P2"><text:s text:c="2"/>|</text:p>
      <text:p text:style-name="P2"><text:s text:c="2"/>+ docsrc – The source for the documents</text:p>
      <text:p text:style-name="P2"><text:s text:c="6"/>|</text:p>
      <text:p text:style-name="P2"><text:s text:c="2"/>+ images – The images used in the documents</text:p>
      <text:p text:style-name="P2"><text:s text:c="2"/>|</text:p>
      <text:p text:style-name="P2"><text:s text:c="2"/>+ src <text:s text:c="4"/>- The source code</text:p>
      <text:p text:style-name="P2"><text:s text:c="5"/>|</text:p>
      <text:p text:style-name="P2"><text:s text:c="5"/>+ include <text:s/>- Header files used by the project</text:p>
      <text:p text:style-name="P2"><text:s text:c="5"/>|</text:p>
      <text:p text:style-name="P2"><text:s text:c="5"/>+ lung_segmentation – The lung segmentation application</text:p>
      <text:p text:style-name="P2"><text:s text:c="5"/>|</text:p>
      <text:p text:style-name="P2"><text:s text:c="5"/>+ compute_iou – An application for computing the intersection over union and</text:p>
      <text:p text:style-name="P2"><text:s text:c="5"/>| <text:s text:c="14"/>other statistics for evaluating the segmentation performance</text:p>
      <text:p text:style-name="P2"><text:s text:c="5"/>|</text:p>
      <text:p text:style-name="P2"><text:s text:c="5"/>+ extractslice – An application for extracting one slice from a CT scan</text:p>
      <text:p text:style-name="P2"><text:s text:c="5"/>|</text:p>
      <text:p text:style-name="P2"><text:s text:c="5"/>+ mhdinfo – An application for printing the size and scaling information for</text:p>
      <text:p text:style-name="P2"><text:s text:c="17"/>a CT sc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9:36:58.241025092</meta:creation-date>
    <meta:generator>LibreOffice/5.1.6.2$Linux_X86_64 LibreOffice_project/10m0$Build-2</meta:generator>
    <dc:date>2018-05-03T09:45:22.906387551</dc:date>
    <meta:editing-duration>PT8M26S</meta:editing-duration>
    <meta:editing-cycles>1</meta:editing-cycles>
    <meta:document-statistic meta:table-count="0" meta:image-count="0" meta:object-count="0" meta:page-count="1" meta:paragraph-count="28" meta:word-count="135" meta:character-count="921" meta:non-whitespace-character-count="696"/>
  </office:meta>
</office:document-meta>
</file>